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CMU Serif1" svg:font-family="'CMU Serif'" style:font-adornments="Roma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U Serif1" fo:font-size="12pt" fo:font-weight="normal" style:font-size-asian="18pt" style:font-size-complex="18pt"/>
    </style:style>
    <style:style style:name="T1" style:family="text">
      <style:text-properties style:font-name="CMU Serif1"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5cm" svg:height="1.129cm" svg:x="0.05cm" svg:y="0cm">
          <text:p text:style-name="P1"><text:span text:style-name="T1">Apl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5cm" svg:height="4.29cm" svg:x="0cm" svg:y="1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454cm" svg:height="1.13cm" svg:x="0.248cm" svg:y="1.835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986cm" svg:height="1.129cm" svg:x="2.482cm" svg:y="5.871cm">
          <text:p text:style-name="P1"><text:span text:style-name="T1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986cm" svg:height="1.129cm" svg:x="0.248cm" svg:y="5.871cm">
          <text:p text:style-name="P1"><text:span text:style-name="T1">Memó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1.986cm" svg:height="1.129cm" svg:x="0.248cm" svg:y="4.271cm">
          <text:p text:style-name="P1"><text:span text:style-name="T1">Pil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1.986cm" svg:height="1.129cm" svg:x="2.582cm" svg:y="2.839cm">
          <text:p text:style-name="P1"><text:span text:style-name="T1">Troca de</text:span></text:p>
          <text:p text:style-name="P1"><text:span text:style-name="T1">Contex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1.986cm" svg:height="1.129cm" svg:x="3.514cm" svg:y="4.271cm">
          <text:p text:style-name="P1"><text:span text:style-name="T1">Verificação</text:span></text:p>
          <text:p text:style-name="P1"><text:span text:style-name="T1">de err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.568cm" svg:y1="3.403cm" svg:x2="5.5cm" svg:y2="4.835cm" draw:start-shape="id1" draw:start-glue-point="1" draw:end-shape="id2" draw:end-glue-point="1" svg:d="m4568 3403h1465v1432h-533" svg:viewBox="0 0 1466 1433">
          <text:p/>
        </draw:connector>
        <draw:connector draw:style-name="gr6" draw:text-style-name="P1" draw:layer="layout" svg:x1="3.514cm" svg:y1="4.835cm" svg:x2="2.234cm" svg:y2="4.835cm" draw:start-shape="id2" draw:start-glue-point="3" draw:end-shape="id3" draw:end-glue-point="1" svg:d="m3514 4835h-1280" svg:viewBox="0 0 128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CMU Serif1" svg:font-family="'CMU Serif'" style:font-adornments="Roma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21S</meta:editing-duration>
    <meta:editing-cycles>10</meta:editing-cycles>
    <meta:generator>LibreOffice/4.1.2.3$Windows_x86 LibreOffice_project/40b2d7fde7e8d2d7bc5a449dc65df4d08a7dd38</meta:generator>
    <dc:date>2013-10-27T00:24:33.177000000</dc:date>
    <meta:document-statistic meta:object-count="10"/>
  </office:meta>
</office:document-meta>
</file>